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A1:Sheet1.A184 Sheet1.B1:Sheet1.B1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337" calcext:value-type="float">
            <text:p>0.00233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00288" calcext:value-type="float">
            <text:p>0.0028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003237" calcext:value-type="float">
            <text:p>0.00323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003638" calcext:value-type="float">
            <text:p>0.00363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011609" calcext:value-type="float">
            <text:p>0.01160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031996" calcext:value-type="float">
            <text:p>0.03199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067554" calcext:value-type="float">
            <text:p>0.06755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102354" calcext:value-type="float">
            <text:p>0.10235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142547" calcext:value-type="float">
            <text:p>0.14254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191805" calcext:value-type="float">
            <text:p>0.19180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239737" calcext:value-type="float">
            <text:p>0.23973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286758" calcext:value-type="float">
            <text:p>0.28675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33619" calcext:value-type="float">
            <text:p>0.3361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384254" calcext:value-type="float">
            <text:p>0.38425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431962" calcext:value-type="float">
            <text:p>0.43196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482777" calcext:value-type="float">
            <text:p>0.48277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532664" calcext:value-type="float">
            <text:p>0.53266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584456" calcext:value-type="float">
            <text:p>0.58445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638304" calcext:value-type="float">
            <text:p>0.63830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692265" calcext:value-type="float">
            <text:p>0.69226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800905" calcext:value-type="float">
            <text:p>0.80090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850785" calcext:value-type="float">
            <text:p>0.85078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899508" calcext:value-type="float">
            <text:p>0.89950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947269" calcext:value-type="float">
            <text:p>0.94726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993734" calcext:value-type="float">
            <text:p>0.99373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040254" calcext:value-type="float">
            <text:p>1.04025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088458" calcext:value-type="float">
            <text:p>1.08845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13707" calcext:value-type="float">
            <text:p>1.1370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185299" calcext:value-type="float">
            <text:p>1.18529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234046" calcext:value-type="float">
            <text:p>1.23404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282344" calcext:value-type="float">
            <text:p>1.28234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330811" calcext:value-type="float">
            <text:p>1.33081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37929" calcext:value-type="float">
            <text:p>1.3792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427884" calcext:value-type="float">
            <text:p>1.42788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47712" calcext:value-type="float">
            <text:p>1.4771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52612" calcext:value-type="float">
            <text:p>1.5261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575031" calcext:value-type="float">
            <text:p>1.57503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623622" calcext:value-type="float">
            <text:p>1.62362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672465" calcext:value-type="float">
            <text:p>1.67246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720575" calcext:value-type="float">
            <text:p>1.72057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768582" calcext:value-type="float">
            <text:p>1.76858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816064" calcext:value-type="float">
            <text:p>1.81606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864971" calcext:value-type="float">
            <text:p>1.86497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913335" calcext:value-type="float">
            <text:p>1.91333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1.96235" calcext:value-type="float">
            <text:p>1.9623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01264" calcext:value-type="float">
            <text:p>2.0126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063623" calcext:value-type="float">
            <text:p>2.06362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113623" calcext:value-type="float">
            <text:p>2.11362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163589" calcext:value-type="float">
            <text:p>2.16358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214112" calcext:value-type="float">
            <text:p>2.21411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263605" calcext:value-type="float">
            <text:p>2.26360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313088" calcext:value-type="float">
            <text:p>2.31308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362734" calcext:value-type="float">
            <text:p>2.36273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413357" calcext:value-type="float">
            <text:p>2.41335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462404" calcext:value-type="float">
            <text:p>2.46240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51218" calcext:value-type="float">
            <text:p>2.5121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562773" calcext:value-type="float">
            <text:p>2.56277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612743" calcext:value-type="float">
            <text:p>2.61274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662365" calcext:value-type="float">
            <text:p>2.66236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712782" calcext:value-type="float">
            <text:p>2.71278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763449" calcext:value-type="float">
            <text:p>2.76344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813026" calcext:value-type="float">
            <text:p>2.81302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861434" calcext:value-type="float">
            <text:p>2.86143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90923" calcext:value-type="float">
            <text:p>2.9092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953136" calcext:value-type="float">
            <text:p>2.95313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2.986533" calcext:value-type="float">
            <text:p>2.98653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01311" calcext:value-type="float">
            <text:p>3.0131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035141" calcext:value-type="float">
            <text:p>3.03514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051701" calcext:value-type="float">
            <text:p>3.05170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06488" calcext:value-type="float">
            <text:p>3.0648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07721" calcext:value-type="float">
            <text:p>3.0772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087545" calcext:value-type="float">
            <text:p>3.08754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095967" calcext:value-type="float">
            <text:p>3.09596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03501" calcext:value-type="float">
            <text:p>3.10350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10453" calcext:value-type="float">
            <text:p>3.11045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15034" calcext:value-type="float">
            <text:p>3.11503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19647" calcext:value-type="float">
            <text:p>3.11964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23892" calcext:value-type="float">
            <text:p>3.12389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27683" calcext:value-type="float">
            <text:p>3.12768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0641" calcext:value-type="float">
            <text:p>3.13064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2911" calcext:value-type="float">
            <text:p>3.13291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5356" calcext:value-type="float">
            <text:p>3.13535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7599" calcext:value-type="float">
            <text:p>3.13759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9553" calcext:value-type="float">
            <text:p>3.13955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40582" calcext:value-type="float">
            <text:p>3.14058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41462" calcext:value-type="float">
            <text:p>3.14146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41106" calcext:value-type="float">
            <text:p>-3.14110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40236" calcext:value-type="float">
            <text:p>-3.14023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9791" calcext:value-type="float">
            <text:p>-3.13979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9478" calcext:value-type="float">
            <text:p>-3.13947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40056" calcext:value-type="float">
            <text:p>-3.14005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41327" calcext:value-type="float">
            <text:p>-3.14132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41106" calcext:value-type="float">
            <text:p>3.14110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9709" calcext:value-type="float">
            <text:p>3.13970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7837" calcext:value-type="float">
            <text:p>3.13783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5988" calcext:value-type="float">
            <text:p>3.13598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491" calcext:value-type="float">
            <text:p>3.1349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5387" calcext:value-type="float">
            <text:p>3.13538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5081" calcext:value-type="float">
            <text:p>3.13508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4637" calcext:value-type="float">
            <text:p>3.13463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5914" calcext:value-type="float">
            <text:p>3.13591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6734" calcext:value-type="float">
            <text:p>3.13673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783" calcext:value-type="float">
            <text:p>3.1378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8507" calcext:value-type="float">
            <text:p>3.13850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9515" calcext:value-type="float">
            <text:p>3.13951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40393" calcext:value-type="float">
            <text:p>3.14039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41365" calcext:value-type="float">
            <text:p>3.14136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4078" calcext:value-type="float">
            <text:p>-3.1407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9665" calcext:value-type="float">
            <text:p>-3.13966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8485" calcext:value-type="float">
            <text:p>-3.13848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8314" calcext:value-type="float">
            <text:p>-3.13831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939" calcext:value-type="float">
            <text:p>-3.1393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9543" calcext:value-type="float">
            <text:p>-3.13954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9668" calcext:value-type="float">
            <text:p>-3.13966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4138" calcext:value-type="float">
            <text:p>-3.1413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41151" calcext:value-type="float">
            <text:p>3.14115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40552" calcext:value-type="float">
            <text:p>3.14055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40064" calcext:value-type="float">
            <text:p>3.14006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9622" calcext:value-type="float">
            <text:p>3.13962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9332" calcext:value-type="float">
            <text:p>3.13933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8976" calcext:value-type="float">
            <text:p>3.13897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8898" calcext:value-type="float">
            <text:p>3.13889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9026" calcext:value-type="float">
            <text:p>3.13902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9868" calcext:value-type="float">
            <text:p>3.13986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4084" calcext:value-type="float">
            <text:p>3.1408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41478" calcext:value-type="float">
            <text:p>-3.14147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41404" calcext:value-type="float">
            <text:p>3.14140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9581" calcext:value-type="float">
            <text:p>3.13958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809" calcext:value-type="float">
            <text:p>3.1380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6853" calcext:value-type="float">
            <text:p>3.13685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5518" calcext:value-type="float">
            <text:p>3.13551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414" calcext:value-type="float">
            <text:p>3.1341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2788" calcext:value-type="float">
            <text:p>3.13278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1295" calcext:value-type="float">
            <text:p>3.13129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115" calcext:value-type="float">
            <text:p>3.1311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3756" calcext:value-type="float">
            <text:p>3.13375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6095" calcext:value-type="float">
            <text:p>3.13609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8638" calcext:value-type="float">
            <text:p>3.13863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4043" calcext:value-type="float">
            <text:p>-3.1404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6752" calcext:value-type="float">
            <text:p>-3.13675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5531" calcext:value-type="float">
            <text:p>-3.13553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4005" calcext:value-type="float">
            <text:p>-3.13400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3786" calcext:value-type="float">
            <text:p>-3.13378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4589" calcext:value-type="float">
            <text:p>-3.13458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5372" calcext:value-type="float">
            <text:p>-3.13537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6434" calcext:value-type="float">
            <text:p>-3.13643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7875" calcext:value-type="float">
            <text:p>-3.13787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9413" calcext:value-type="float">
            <text:p>-3.13941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41118" calcext:value-type="float">
            <text:p>-3.14111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40178" calcext:value-type="float">
            <text:p>3.14017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8185" calcext:value-type="float">
            <text:p>3.13818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6044" calcext:value-type="float">
            <text:p>3.13604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3689" calcext:value-type="float">
            <text:p>3.13368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1987" calcext:value-type="float">
            <text:p>3.13198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197" calcext:value-type="float">
            <text:p>3.1319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2592" calcext:value-type="float">
            <text:p>3.13259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328" calcext:value-type="float">
            <text:p>3.1332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4352" calcext:value-type="float">
            <text:p>3.13435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5411" calcext:value-type="float">
            <text:p>3.13541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6033" calcext:value-type="float">
            <text:p>3.13603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6228" calcext:value-type="float">
            <text:p>3.13622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5943" calcext:value-type="float">
            <text:p>3.13594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601" calcext:value-type="float">
            <text:p>3.1360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7194" calcext:value-type="float">
            <text:p>-3.137194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27673" calcext:value-type="float">
            <text:p>-3.12767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17516" calcext:value-type="float">
            <text:p>-3.11751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14531" calcext:value-type="float">
            <text:p>-3.11453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13637" calcext:value-type="float">
            <text:p>-3.11363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14828" calcext:value-type="float">
            <text:p>-3.11482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17611" calcext:value-type="float">
            <text:p>-3.11761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20443" calcext:value-type="float">
            <text:p>-3.12044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23855" calcext:value-type="float">
            <text:p>-3.12385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28125" calcext:value-type="float">
            <text:p>-3.128125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2256" calcext:value-type="float">
            <text:p>-3.13225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-3.13726" calcext:value-type="float">
            <text:p>-3.1372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40863" calcext:value-type="float">
            <text:p>3.140863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8216" calcext:value-type="float">
            <text:p>3.138216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6471" calcext:value-type="float">
            <text:p>3.136471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5319" calcext:value-type="float">
            <text:p>3.135319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4788" calcext:value-type="float">
            <text:p>3.134788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4727" calcext:value-type="float">
            <text:p>3.134727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5772" calcext:value-type="float">
            <text:p>3.135772</text:p>
          </table:table-cell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3.138239" calcext:value-type="float">
            <text:p>3.138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58:17.451971803</meta:creation-date>
    <dc:date>2017-11-15T14:59:40.396801659</dc:date>
    <meta:editing-duration>PT1M23S</meta:editing-duration>
    <meta:editing-cycles>1</meta:editing-cycles>
    <meta:document-statistic meta:table-count="1" meta:cell-count="36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184" svg:x="0.32cm" svg:y="0.18cm" svg:width="12.508cm" svg:height="8.64cm">
          <chartooo:coordinate-region svg:x="0.862cm" svg:y="0.379cm" svg:width="11.96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84" chart:class="chart:line">
            <chart:data-point chart:repeated="184"/>
          </chart:series>
          <chart:series chart:style-name="ch7" chart:values-cell-range-address="Sheet1.B1:Sheet1.B184" chart:class="chart:line">
            <chart:data-point chart:repeated="1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4</svg:desc>
                </draw:g>
              </table:table-cell>
              <table:table-cell office:value-type="float" office:value="0.002337">
                <text:p>0.002337</text:p>
                <draw:g>
                  <svg:desc>Sheet1.B1:Sheet1.B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4159">
                <text:p>3.14159</text:p>
              </table:table-cell>
              <table:table-cell office:value-type="float" office:value="0.00288">
                <text:p>0.00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4159">
                <text:p>3.14159</text:p>
              </table:table-cell>
              <table:table-cell office:value-type="float" office:value="0.003237">
                <text:p>0.003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4159">
                <text:p>3.14159</text:p>
              </table:table-cell>
              <table:table-cell office:value-type="float" office:value="0.003638">
                <text:p>0.003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4159">
                <text:p>3.14159</text:p>
              </table:table-cell>
              <table:table-cell office:value-type="float" office:value="0.011609">
                <text:p>0.011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4159">
                <text:p>3.14159</text:p>
              </table:table-cell>
              <table:table-cell office:value-type="float" office:value="0.031996">
                <text:p>0.031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4159">
                <text:p>3.14159</text:p>
              </table:table-cell>
              <table:table-cell office:value-type="float" office:value="0.067554">
                <text:p>0.067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4159">
                <text:p>3.14159</text:p>
              </table:table-cell>
              <table:table-cell office:value-type="float" office:value="0.102354">
                <text:p>0.102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4159">
                <text:p>3.14159</text:p>
              </table:table-cell>
              <table:table-cell office:value-type="float" office:value="0.142547">
                <text:p>0.142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4159">
                <text:p>3.14159</text:p>
              </table:table-cell>
              <table:table-cell office:value-type="float" office:value="0.191805">
                <text:p>0.191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4159">
                <text:p>3.14159</text:p>
              </table:table-cell>
              <table:table-cell office:value-type="float" office:value="0.239737">
                <text:p>0.239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4159">
                <text:p>3.14159</text:p>
              </table:table-cell>
              <table:table-cell office:value-type="float" office:value="0.286758">
                <text:p>0.286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4159">
                <text:p>3.14159</text:p>
              </table:table-cell>
              <table:table-cell office:value-type="float" office:value="0.33619">
                <text:p>0.33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4159">
                <text:p>3.14159</text:p>
              </table:table-cell>
              <table:table-cell office:value-type="float" office:value="0.384254">
                <text:p>0.384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4159">
                <text:p>3.14159</text:p>
              </table:table-cell>
              <table:table-cell office:value-type="float" office:value="0.431962">
                <text:p>0.4319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4159">
                <text:p>3.14159</text:p>
              </table:table-cell>
              <table:table-cell office:value-type="float" office:value="0.482777">
                <text:p>0.482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4159">
                <text:p>3.14159</text:p>
              </table:table-cell>
              <table:table-cell office:value-type="float" office:value="0.532664">
                <text:p>0.532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4159">
                <text:p>3.14159</text:p>
              </table:table-cell>
              <table:table-cell office:value-type="float" office:value="0.584456">
                <text:p>0.584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4159">
                <text:p>3.14159</text:p>
              </table:table-cell>
              <table:table-cell office:value-type="float" office:value="0.638304">
                <text:p>0.638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4159">
                <text:p>3.14159</text:p>
              </table:table-cell>
              <table:table-cell office:value-type="float" office:value="0.692265">
                <text:p>0.692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4159">
                <text:p>3.14159</text:p>
              </table:table-cell>
              <table:table-cell office:value-type="float" office:value="0.747578">
                <text:p>0.747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4159">
                <text:p>3.14159</text:p>
              </table:table-cell>
              <table:table-cell office:value-type="float" office:value="0.800905">
                <text:p>0.800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4159">
                <text:p>3.14159</text:p>
              </table:table-cell>
              <table:table-cell office:value-type="float" office:value="0.850785">
                <text:p>0.850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4159">
                <text:p>3.14159</text:p>
              </table:table-cell>
              <table:table-cell office:value-type="float" office:value="0.899508">
                <text:p>0.899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4159">
                <text:p>3.14159</text:p>
              </table:table-cell>
              <table:table-cell office:value-type="float" office:value="0.947269">
                <text:p>0.947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4159">
                <text:p>3.14159</text:p>
              </table:table-cell>
              <table:table-cell office:value-type="float" office:value="0.993734">
                <text:p>0.993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4159">
                <text:p>3.14159</text:p>
              </table:table-cell>
              <table:table-cell office:value-type="float" office:value="1.040254">
                <text:p>1.040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4159">
                <text:p>3.14159</text:p>
              </table:table-cell>
              <table:table-cell office:value-type="float" office:value="1.088458">
                <text:p>1.088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4159">
                <text:p>3.14159</text:p>
              </table:table-cell>
              <table:table-cell office:value-type="float" office:value="1.13707">
                <text:p>1.137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4159">
                <text:p>3.14159</text:p>
              </table:table-cell>
              <table:table-cell office:value-type="float" office:value="1.185299">
                <text:p>1.185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4159">
                <text:p>3.14159</text:p>
              </table:table-cell>
              <table:table-cell office:value-type="float" office:value="1.234046">
                <text:p>1.234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4159">
                <text:p>3.14159</text:p>
              </table:table-cell>
              <table:table-cell office:value-type="float" office:value="1.282344">
                <text:p>1.282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4159">
                <text:p>3.14159</text:p>
              </table:table-cell>
              <table:table-cell office:value-type="float" office:value="1.330811">
                <text:p>1.3308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4159">
                <text:p>3.14159</text:p>
              </table:table-cell>
              <table:table-cell office:value-type="float" office:value="1.37929">
                <text:p>1.37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4159">
                <text:p>3.14159</text:p>
              </table:table-cell>
              <table:table-cell office:value-type="float" office:value="1.427884">
                <text:p>1.4278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4159">
                <text:p>3.14159</text:p>
              </table:table-cell>
              <table:table-cell office:value-type="float" office:value="1.47712">
                <text:p>1.47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4159">
                <text:p>3.14159</text:p>
              </table:table-cell>
              <table:table-cell office:value-type="float" office:value="1.52612">
                <text:p>1.52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4159">
                <text:p>3.14159</text:p>
              </table:table-cell>
              <table:table-cell office:value-type="float" office:value="1.575031">
                <text:p>1.575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4159">
                <text:p>3.14159</text:p>
              </table:table-cell>
              <table:table-cell office:value-type="float" office:value="1.623622">
                <text:p>1.623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4159">
                <text:p>3.14159</text:p>
              </table:table-cell>
              <table:table-cell office:value-type="float" office:value="1.672465">
                <text:p>1.672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4159">
                <text:p>3.14159</text:p>
              </table:table-cell>
              <table:table-cell office:value-type="float" office:value="1.720575">
                <text:p>1.7205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4159">
                <text:p>3.14159</text:p>
              </table:table-cell>
              <table:table-cell office:value-type="float" office:value="1.768582">
                <text:p>1.768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4159">
                <text:p>3.14159</text:p>
              </table:table-cell>
              <table:table-cell office:value-type="float" office:value="1.816064">
                <text:p>1.8160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4159">
                <text:p>3.14159</text:p>
              </table:table-cell>
              <table:table-cell office:value-type="float" office:value="1.864971">
                <text:p>1.8649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4159">
                <text:p>3.14159</text:p>
              </table:table-cell>
              <table:table-cell office:value-type="float" office:value="1.913335">
                <text:p>1.9133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4159">
                <text:p>3.14159</text:p>
              </table:table-cell>
              <table:table-cell office:value-type="float" office:value="1.96235">
                <text:p>1.96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4159">
                <text:p>3.14159</text:p>
              </table:table-cell>
              <table:table-cell office:value-type="float" office:value="2.01264">
                <text:p>2.012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4159">
                <text:p>3.14159</text:p>
              </table:table-cell>
              <table:table-cell office:value-type="float" office:value="2.063623">
                <text:p>2.0636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4159">
                <text:p>3.14159</text:p>
              </table:table-cell>
              <table:table-cell office:value-type="float" office:value="2.113623">
                <text:p>2.1136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4159">
                <text:p>3.14159</text:p>
              </table:table-cell>
              <table:table-cell office:value-type="float" office:value="2.163589">
                <text:p>2.163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4159">
                <text:p>3.14159</text:p>
              </table:table-cell>
              <table:table-cell office:value-type="float" office:value="2.214112">
                <text:p>2.214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4159">
                <text:p>3.14159</text:p>
              </table:table-cell>
              <table:table-cell office:value-type="float" office:value="2.263605">
                <text:p>2.2636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4159">
                <text:p>3.14159</text:p>
              </table:table-cell>
              <table:table-cell office:value-type="float" office:value="2.313088">
                <text:p>2.3130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4159">
                <text:p>3.14159</text:p>
              </table:table-cell>
              <table:table-cell office:value-type="float" office:value="2.362734">
                <text:p>2.362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4159">
                <text:p>3.14159</text:p>
              </table:table-cell>
              <table:table-cell office:value-type="float" office:value="2.413357">
                <text:p>2.4133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4159">
                <text:p>3.14159</text:p>
              </table:table-cell>
              <table:table-cell office:value-type="float" office:value="2.462404">
                <text:p>2.4624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4159">
                <text:p>3.14159</text:p>
              </table:table-cell>
              <table:table-cell office:value-type="float" office:value="2.51218">
                <text:p>2.512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4159">
                <text:p>3.14159</text:p>
              </table:table-cell>
              <table:table-cell office:value-type="float" office:value="2.562773">
                <text:p>2.562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4159">
                <text:p>3.14159</text:p>
              </table:table-cell>
              <table:table-cell office:value-type="float" office:value="2.612743">
                <text:p>2.6127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4159">
                <text:p>3.14159</text:p>
              </table:table-cell>
              <table:table-cell office:value-type="float" office:value="2.662365">
                <text:p>2.662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4159">
                <text:p>3.14159</text:p>
              </table:table-cell>
              <table:table-cell office:value-type="float" office:value="2.712782">
                <text:p>2.7127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4159">
                <text:p>3.14159</text:p>
              </table:table-cell>
              <table:table-cell office:value-type="float" office:value="2.763449">
                <text:p>2.763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4159">
                <text:p>3.14159</text:p>
              </table:table-cell>
              <table:table-cell office:value-type="float" office:value="2.813026">
                <text:p>2.813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4159">
                <text:p>3.14159</text:p>
              </table:table-cell>
              <table:table-cell office:value-type="float" office:value="2.861434">
                <text:p>2.8614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4159">
                <text:p>3.14159</text:p>
              </table:table-cell>
              <table:table-cell office:value-type="float" office:value="2.90923">
                <text:p>2.90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4159">
                <text:p>3.14159</text:p>
              </table:table-cell>
              <table:table-cell office:value-type="float" office:value="2.953136">
                <text:p>2.9531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4159">
                <text:p>3.14159</text:p>
              </table:table-cell>
              <table:table-cell office:value-type="float" office:value="2.986533">
                <text:p>2.9865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4159">
                <text:p>3.14159</text:p>
              </table:table-cell>
              <table:table-cell office:value-type="float" office:value="3.01311">
                <text:p>3.01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4159">
                <text:p>3.14159</text:p>
              </table:table-cell>
              <table:table-cell office:value-type="float" office:value="3.035141">
                <text:p>3.035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4159">
                <text:p>3.14159</text:p>
              </table:table-cell>
              <table:table-cell office:value-type="float" office:value="3.051701">
                <text:p>3.051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4159">
                <text:p>3.14159</text:p>
              </table:table-cell>
              <table:table-cell office:value-type="float" office:value="3.06488">
                <text:p>3.064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4159">
                <text:p>3.14159</text:p>
              </table:table-cell>
              <table:table-cell office:value-type="float" office:value="3.07721">
                <text:p>3.077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4159">
                <text:p>3.14159</text:p>
              </table:table-cell>
              <table:table-cell office:value-type="float" office:value="3.087545">
                <text:p>3.0875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4159">
                <text:p>3.14159</text:p>
              </table:table-cell>
              <table:table-cell office:value-type="float" office:value="3.095967">
                <text:p>3.0959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4159">
                <text:p>3.14159</text:p>
              </table:table-cell>
              <table:table-cell office:value-type="float" office:value="3.103501">
                <text:p>3.1035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4159">
                <text:p>3.14159</text:p>
              </table:table-cell>
              <table:table-cell office:value-type="float" office:value="3.110453">
                <text:p>3.1104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4159">
                <text:p>3.14159</text:p>
              </table:table-cell>
              <table:table-cell office:value-type="float" office:value="3.115034">
                <text:p>3.1150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4159">
                <text:p>3.14159</text:p>
              </table:table-cell>
              <table:table-cell office:value-type="float" office:value="3.119647">
                <text:p>3.1196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4159">
                <text:p>3.14159</text:p>
              </table:table-cell>
              <table:table-cell office:value-type="float" office:value="3.123892">
                <text:p>3.1238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4159">
                <text:p>3.14159</text:p>
              </table:table-cell>
              <table:table-cell office:value-type="float" office:value="3.127683">
                <text:p>3.127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14159">
                <text:p>3.14159</text:p>
              </table:table-cell>
              <table:table-cell office:value-type="float" office:value="3.130641">
                <text:p>3.130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4159">
                <text:p>3.14159</text:p>
              </table:table-cell>
              <table:table-cell office:value-type="float" office:value="3.132911">
                <text:p>3.1329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4159">
                <text:p>3.14159</text:p>
              </table:table-cell>
              <table:table-cell office:value-type="float" office:value="3.135356">
                <text:p>3.1353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14159">
                <text:p>3.14159</text:p>
              </table:table-cell>
              <table:table-cell office:value-type="float" office:value="3.137599">
                <text:p>3.1375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4159">
                <text:p>3.14159</text:p>
              </table:table-cell>
              <table:table-cell office:value-type="float" office:value="3.139553">
                <text:p>3.1395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4159">
                <text:p>3.14159</text:p>
              </table:table-cell>
              <table:table-cell office:value-type="float" office:value="3.140582">
                <text:p>3.1405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14159">
                <text:p>3.14159</text:p>
              </table:table-cell>
              <table:table-cell office:value-type="float" office:value="3.141462">
                <text:p>3.1414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14159">
                <text:p>3.14159</text:p>
              </table:table-cell>
              <table:table-cell office:value-type="float" office:value="-3.141106">
                <text:p>-3.1411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14159">
                <text:p>3.14159</text:p>
              </table:table-cell>
              <table:table-cell office:value-type="float" office:value="-3.140236">
                <text:p>-3.1402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4159">
                <text:p>3.14159</text:p>
              </table:table-cell>
              <table:table-cell office:value-type="float" office:value="-3.139791">
                <text:p>-3.139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4159">
                <text:p>3.14159</text:p>
              </table:table-cell>
              <table:table-cell office:value-type="float" office:value="-3.139478">
                <text:p>-3.1394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4159">
                <text:p>3.14159</text:p>
              </table:table-cell>
              <table:table-cell office:value-type="float" office:value="-3.140056">
                <text:p>-3.1400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4159">
                <text:p>3.14159</text:p>
              </table:table-cell>
              <table:table-cell office:value-type="float" office:value="-3.141327">
                <text:p>-3.141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4159">
                <text:p>3.14159</text:p>
              </table:table-cell>
              <table:table-cell office:value-type="float" office:value="3.141106">
                <text:p>3.141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4159">
                <text:p>3.14159</text:p>
              </table:table-cell>
              <table:table-cell office:value-type="float" office:value="3.139709">
                <text:p>3.1397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4159">
                <text:p>3.14159</text:p>
              </table:table-cell>
              <table:table-cell office:value-type="float" office:value="3.137837">
                <text:p>3.1378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14159">
                <text:p>3.14159</text:p>
              </table:table-cell>
              <table:table-cell office:value-type="float" office:value="3.135988">
                <text:p>3.1359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14159">
                <text:p>3.14159</text:p>
              </table:table-cell>
              <table:table-cell office:value-type="float" office:value="3.13491">
                <text:p>3.134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4159">
                <text:p>3.14159</text:p>
              </table:table-cell>
              <table:table-cell office:value-type="float" office:value="3.135387">
                <text:p>3.1353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4159">
                <text:p>3.14159</text:p>
              </table:table-cell>
              <table:table-cell office:value-type="float" office:value="3.135081">
                <text:p>3.1350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4159">
                <text:p>3.14159</text:p>
              </table:table-cell>
              <table:table-cell office:value-type="float" office:value="3.134637">
                <text:p>3.134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14159">
                <text:p>3.14159</text:p>
              </table:table-cell>
              <table:table-cell office:value-type="float" office:value="3.135914">
                <text:p>3.1359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14159">
                <text:p>3.14159</text:p>
              </table:table-cell>
              <table:table-cell office:value-type="float" office:value="3.136734">
                <text:p>3.1367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14159">
                <text:p>3.14159</text:p>
              </table:table-cell>
              <table:table-cell office:value-type="float" office:value="3.13783">
                <text:p>3.13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4159">
                <text:p>3.14159</text:p>
              </table:table-cell>
              <table:table-cell office:value-type="float" office:value="3.138507">
                <text:p>3.1385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4159">
                <text:p>3.14159</text:p>
              </table:table-cell>
              <table:table-cell office:value-type="float" office:value="3.139515">
                <text:p>3.1395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14159">
                <text:p>3.14159</text:p>
              </table:table-cell>
              <table:table-cell office:value-type="float" office:value="3.140393">
                <text:p>3.140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14159">
                <text:p>3.14159</text:p>
              </table:table-cell>
              <table:table-cell office:value-type="float" office:value="3.141365">
                <text:p>3.1413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14159">
                <text:p>3.14159</text:p>
              </table:table-cell>
              <table:table-cell office:value-type="float" office:value="-3.14078">
                <text:p>-3.140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14159">
                <text:p>3.14159</text:p>
              </table:table-cell>
              <table:table-cell office:value-type="float" office:value="-3.139665">
                <text:p>-3.1396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14159">
                <text:p>3.14159</text:p>
              </table:table-cell>
              <table:table-cell office:value-type="float" office:value="-3.138485">
                <text:p>-3.1384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14159">
                <text:p>3.14159</text:p>
              </table:table-cell>
              <table:table-cell office:value-type="float" office:value="-3.138314">
                <text:p>-3.1383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14159">
                <text:p>3.14159</text:p>
              </table:table-cell>
              <table:table-cell office:value-type="float" office:value="-3.13939">
                <text:p>-3.139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4159">
                <text:p>3.14159</text:p>
              </table:table-cell>
              <table:table-cell office:value-type="float" office:value="-3.139543">
                <text:p>-3.1395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14159">
                <text:p>3.14159</text:p>
              </table:table-cell>
              <table:table-cell office:value-type="float" office:value="-3.139668">
                <text:p>-3.1396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4159">
                <text:p>3.14159</text:p>
              </table:table-cell>
              <table:table-cell office:value-type="float" office:value="-3.14138">
                <text:p>-3.141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4159">
                <text:p>3.14159</text:p>
              </table:table-cell>
              <table:table-cell office:value-type="float" office:value="3.141151">
                <text:p>3.141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14159">
                <text:p>3.14159</text:p>
              </table:table-cell>
              <table:table-cell office:value-type="float" office:value="3.140552">
                <text:p>3.140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4159">
                <text:p>3.14159</text:p>
              </table:table-cell>
              <table:table-cell office:value-type="float" office:value="3.140064">
                <text:p>3.140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14159">
                <text:p>3.14159</text:p>
              </table:table-cell>
              <table:table-cell office:value-type="float" office:value="3.139622">
                <text:p>3.1396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4159">
                <text:p>3.14159</text:p>
              </table:table-cell>
              <table:table-cell office:value-type="float" office:value="3.139332">
                <text:p>3.139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4159">
                <text:p>3.14159</text:p>
              </table:table-cell>
              <table:table-cell office:value-type="float" office:value="3.138976">
                <text:p>3.138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4159">
                <text:p>3.14159</text:p>
              </table:table-cell>
              <table:table-cell office:value-type="float" office:value="3.138898">
                <text:p>3.1388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159">
                <text:p>3.14159</text:p>
              </table:table-cell>
              <table:table-cell office:value-type="float" office:value="3.139026">
                <text:p>3.1390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4159">
                <text:p>3.14159</text:p>
              </table:table-cell>
              <table:table-cell office:value-type="float" office:value="3.139868">
                <text:p>3.1398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4159">
                <text:p>3.14159</text:p>
              </table:table-cell>
              <table:table-cell office:value-type="float" office:value="3.14084">
                <text:p>3.140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4159">
                <text:p>3.14159</text:p>
              </table:table-cell>
              <table:table-cell office:value-type="float" office:value="-3.141478">
                <text:p>-3.1414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4159">
                <text:p>3.14159</text:p>
              </table:table-cell>
              <table:table-cell office:value-type="float" office:value="3.141404">
                <text:p>3.1414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4159">
                <text:p>3.14159</text:p>
              </table:table-cell>
              <table:table-cell office:value-type="float" office:value="3.139581">
                <text:p>3.1395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4159">
                <text:p>3.14159</text:p>
              </table:table-cell>
              <table:table-cell office:value-type="float" office:value="3.13809">
                <text:p>3.138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4159">
                <text:p>3.14159</text:p>
              </table:table-cell>
              <table:table-cell office:value-type="float" office:value="3.136853">
                <text:p>3.1368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4159">
                <text:p>3.14159</text:p>
              </table:table-cell>
              <table:table-cell office:value-type="float" office:value="3.135518">
                <text:p>3.1355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4159">
                <text:p>3.14159</text:p>
              </table:table-cell>
              <table:table-cell office:value-type="float" office:value="3.13414">
                <text:p>3.134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14159">
                <text:p>3.14159</text:p>
              </table:table-cell>
              <table:table-cell office:value-type="float" office:value="3.132788">
                <text:p>3.1327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14159">
                <text:p>3.14159</text:p>
              </table:table-cell>
              <table:table-cell office:value-type="float" office:value="3.131295">
                <text:p>3.1312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4159">
                <text:p>3.14159</text:p>
              </table:table-cell>
              <table:table-cell office:value-type="float" office:value="3.13115">
                <text:p>3.131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4159">
                <text:p>3.14159</text:p>
              </table:table-cell>
              <table:table-cell office:value-type="float" office:value="3.133756">
                <text:p>3.1337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4159">
                <text:p>3.14159</text:p>
              </table:table-cell>
              <table:table-cell office:value-type="float" office:value="3.136095">
                <text:p>3.1360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14159">
                <text:p>3.14159</text:p>
              </table:table-cell>
              <table:table-cell office:value-type="float" office:value="3.138638">
                <text:p>3.138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14159">
                <text:p>3.14159</text:p>
              </table:table-cell>
              <table:table-cell office:value-type="float" office:value="-3.14043">
                <text:p>-3.140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14159">
                <text:p>3.14159</text:p>
              </table:table-cell>
              <table:table-cell office:value-type="float" office:value="-3.136752">
                <text:p>-3.1367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4159">
                <text:p>3.14159</text:p>
              </table:table-cell>
              <table:table-cell office:value-type="float" office:value="-3.135531">
                <text:p>-3.1355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14159">
                <text:p>3.14159</text:p>
              </table:table-cell>
              <table:table-cell office:value-type="float" office:value="-3.134005">
                <text:p>-3.1340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4159">
                <text:p>3.14159</text:p>
              </table:table-cell>
              <table:table-cell office:value-type="float" office:value="-3.133786">
                <text:p>-3.1337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14159">
                <text:p>3.14159</text:p>
              </table:table-cell>
              <table:table-cell office:value-type="float" office:value="-3.134589">
                <text:p>-3.1345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14159">
                <text:p>3.14159</text:p>
              </table:table-cell>
              <table:table-cell office:value-type="float" office:value="-3.135372">
                <text:p>-3.1353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14159">
                <text:p>3.14159</text:p>
              </table:table-cell>
              <table:table-cell office:value-type="float" office:value="-3.136434">
                <text:p>-3.1364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14159">
                <text:p>3.14159</text:p>
              </table:table-cell>
              <table:table-cell office:value-type="float" office:value="-3.137875">
                <text:p>-3.137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14159">
                <text:p>3.14159</text:p>
              </table:table-cell>
              <table:table-cell office:value-type="float" office:value="-3.139413">
                <text:p>-3.139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4159">
                <text:p>3.14159</text:p>
              </table:table-cell>
              <table:table-cell office:value-type="float" office:value="-3.141118">
                <text:p>-3.1411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4159">
                <text:p>3.14159</text:p>
              </table:table-cell>
              <table:table-cell office:value-type="float" office:value="3.140178">
                <text:p>3.1401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14159">
                <text:p>3.14159</text:p>
              </table:table-cell>
              <table:table-cell office:value-type="float" office:value="3.138185">
                <text:p>3.1381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4159">
                <text:p>3.14159</text:p>
              </table:table-cell>
              <table:table-cell office:value-type="float" office:value="3.136044">
                <text:p>3.1360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4159">
                <text:p>3.14159</text:p>
              </table:table-cell>
              <table:table-cell office:value-type="float" office:value="3.133689">
                <text:p>3.1336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14159">
                <text:p>3.14159</text:p>
              </table:table-cell>
              <table:table-cell office:value-type="float" office:value="3.131987">
                <text:p>3.1319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4159">
                <text:p>3.14159</text:p>
              </table:table-cell>
              <table:table-cell office:value-type="float" office:value="3.13197">
                <text:p>3.131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4159">
                <text:p>3.14159</text:p>
              </table:table-cell>
              <table:table-cell office:value-type="float" office:value="3.132592">
                <text:p>3.1325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159">
                <text:p>3.14159</text:p>
              </table:table-cell>
              <table:table-cell office:value-type="float" office:value="3.13328">
                <text:p>3.133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4159">
                <text:p>3.14159</text:p>
              </table:table-cell>
              <table:table-cell office:value-type="float" office:value="3.134352">
                <text:p>3.1343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4159">
                <text:p>3.14159</text:p>
              </table:table-cell>
              <table:table-cell office:value-type="float" office:value="3.135411">
                <text:p>3.1354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14159">
                <text:p>3.14159</text:p>
              </table:table-cell>
              <table:table-cell office:value-type="float" office:value="3.136033">
                <text:p>3.1360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14159">
                <text:p>3.14159</text:p>
              </table:table-cell>
              <table:table-cell office:value-type="float" office:value="3.136228">
                <text:p>3.1362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4159">
                <text:p>3.14159</text:p>
              </table:table-cell>
              <table:table-cell office:value-type="float" office:value="3.135943">
                <text:p>3.1359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14159">
                <text:p>3.14159</text:p>
              </table:table-cell>
              <table:table-cell office:value-type="float" office:value="3.13601">
                <text:p>3.13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4159">
                <text:p>3.14159</text:p>
              </table:table-cell>
              <table:table-cell office:value-type="float" office:value="-3.137194">
                <text:p>-3.137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14159">
                <text:p>3.14159</text:p>
              </table:table-cell>
              <table:table-cell office:value-type="float" office:value="-3.127673">
                <text:p>-3.1276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14159">
                <text:p>3.14159</text:p>
              </table:table-cell>
              <table:table-cell office:value-type="float" office:value="-3.117516">
                <text:p>-3.1175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4159">
                <text:p>3.14159</text:p>
              </table:table-cell>
              <table:table-cell office:value-type="float" office:value="-3.114531">
                <text:p>-3.1145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4159">
                <text:p>3.14159</text:p>
              </table:table-cell>
              <table:table-cell office:value-type="float" office:value="-3.113637">
                <text:p>-3.1136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4159">
                <text:p>3.14159</text:p>
              </table:table-cell>
              <table:table-cell office:value-type="float" office:value="-3.114828">
                <text:p>-3.1148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4159">
                <text:p>3.14159</text:p>
              </table:table-cell>
              <table:table-cell office:value-type="float" office:value="-3.117611">
                <text:p>-3.1176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4159">
                <text:p>3.14159</text:p>
              </table:table-cell>
              <table:table-cell office:value-type="float" office:value="-3.120443">
                <text:p>-3.1204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4159">
                <text:p>3.14159</text:p>
              </table:table-cell>
              <table:table-cell office:value-type="float" office:value="-3.123855">
                <text:p>-3.1238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4159">
                <text:p>3.14159</text:p>
              </table:table-cell>
              <table:table-cell office:value-type="float" office:value="-3.128125">
                <text:p>-3.128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14159">
                <text:p>3.14159</text:p>
              </table:table-cell>
              <table:table-cell office:value-type="float" office:value="-3.132256">
                <text:p>-3.1322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14159">
                <text:p>3.14159</text:p>
              </table:table-cell>
              <table:table-cell office:value-type="float" office:value="-3.13726">
                <text:p>-3.137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14159">
                <text:p>3.14159</text:p>
              </table:table-cell>
              <table:table-cell office:value-type="float" office:value="3.140863">
                <text:p>3.1408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14159">
                <text:p>3.14159</text:p>
              </table:table-cell>
              <table:table-cell office:value-type="float" office:value="3.138216">
                <text:p>3.1382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14159">
                <text:p>3.14159</text:p>
              </table:table-cell>
              <table:table-cell office:value-type="float" office:value="3.136471">
                <text:p>3.1364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14159">
                <text:p>3.14159</text:p>
              </table:table-cell>
              <table:table-cell office:value-type="float" office:value="3.135319">
                <text:p>3.1353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14159">
                <text:p>3.14159</text:p>
              </table:table-cell>
              <table:table-cell office:value-type="float" office:value="3.134788">
                <text:p>3.1347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14159">
                <text:p>3.14159</text:p>
              </table:table-cell>
              <table:table-cell office:value-type="float" office:value="3.134727">
                <text:p>3.1347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14159">
                <text:p>3.14159</text:p>
              </table:table-cell>
              <table:table-cell office:value-type="float" office:value="3.135772">
                <text:p>3.1357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14159">
                <text:p>3.14159</text:p>
              </table:table-cell>
              <table:table-cell office:value-type="float" office:value="3.138239">
                <text:p>3.138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